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HG 明朝L Sun" svg:font-family="'HG 明朝L Su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 明朝L Sun1" svg:font-family="'HG 明朝L Su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HG 明朝L Sun" fo:font-size="11pt" fo:font-style="normal" fo:font-weight="normal" style:font-name-asian="HG 明朝L Sun" style:font-size-asian="11pt" style:font-style-asian="normal" style:font-weight-asian="normal" style:font-name-complex="HG 明朝L Sun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問題：</text:p>
      <text:p text:style-name="Standard">無限等比級数<draw:frame draw:style-name="fr1" draw:name="オブジェクト1" text:anchor-type="as-char" svg:width="3.156cm" svg:height="1.094cm" draw:z-index="0"><draw:object xlink:href="./Object 1" xlink:type="simple" xlink:show="embed" xlink:actuate="onLoad"/><draw:image xlink:href="./ObjectReplacements/Object 1" xlink:type="simple" xlink:show="embed" xlink:actuate="onLoad"/></draw:frame>と無限等比級数の第何項までの和との差が初めて<draw:frame draw:style-name="fr1" draw:name="オブジェクト2" text:anchor-type="as-char" svg:width="1.348cm" svg:height="1.034cm" draw:z-index="1"><draw:object xlink:href="./Object 2" xlink:type="simple" xlink:show="embed" xlink:actuate="onLoad"/><draw:image xlink:href="./ObjectReplacements/Object 2" xlink:type="simple" xlink:show="embed" xlink:actuate="onLoad"/></draw:frame>より小さくなるか。</text:p>
      <text:p text:style-name="Standard">（メールでもらった問題は、<draw:frame draw:style-name="fr1" draw:name="オブジェクト17" text:anchor-type="as-char" svg:width="3.286cm" svg:height="1.095cm" draw:z-index="16"><draw:object xlink:href="./Object 17" xlink:type="simple" xlink:show="embed" xlink:actuate="onLoad"/><draw:image xlink:href="./ObjectReplacements/Object 17" xlink:type="simple" xlink:show="embed" xlink:actuate="onLoad"/></draw:frame>でした。1/7が抜けていると思って追加して考えました。）</text:p>
      <text:p text:style-name="Standard"/>
      <text:p text:style-name="Standard">解答：</text:p>
      <text:p text:style-name="Standard">無限等比級数の第n項までの和を<draw:frame draw:style-name="fr1" draw:name="オブジェクト3" text:anchor-type="as-char" svg:width="0.642cm" svg:height="0.485cm" draw:z-index="2"><draw:object xlink:href="./Object 3" xlink:type="simple" xlink:show="embed" xlink:actuate="onLoad"/><draw:image xlink:href="./ObjectReplacements/Object 3" xlink:type="simple" xlink:show="embed" xlink:actuate="onLoad"/></draw:frame>とします。</text:p>
      <text:p text:style-name="Standard"><draw:frame draw:style-name="fr1" draw:name="オブジェクト4" text:anchor-type="as-char" svg:width="4.464cm" svg:height="1.09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（最後の項の7のべき乗はn-1になることを確認しましょう。<draw:frame draw:style-name="fr1" draw:name="オブジェクト5" text:anchor-type="as-char" svg:width="5.63cm" svg:height="1.095cm" draw:z-index="4"><draw:object xlink:href="./Object 5" xlink:type="simple" xlink:show="embed" xlink:actuate="onLoad"/><draw:image xlink:href="./ObjectReplacements/Object 5" xlink:type="simple" xlink:show="embed" xlink:actuate="onLoad"/></draw:frame>）</text:p>
      <text:p text:style-name="Standard">SはSnの後も等比数列の和を続けるから</text:p>
      <text:p text:style-name="Standard"><draw:frame draw:style-name="fr1" draw:name="オブジェクト6" text:anchor-type="as-char" svg:width="3.866cm" svg:height="1.09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ということは、SとSnの差は、</text:p>
      <text:p text:style-name="Standard"><draw:frame draw:style-name="fr1" draw:name="オブジェクト7" text:anchor-type="as-char" svg:width="4.038cm" svg:height="1.09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左辺は、初項が<draw:frame draw:style-name="fr1" draw:name="オブジェクト8" text:anchor-type="as-char" svg:width="0.642cm" svg:height="1.095cm" draw:z-index="7"><draw:object xlink:href="./Object 8" xlink:type="simple" xlink:show="embed" xlink:actuate="onLoad"/><draw:image xlink:href="./ObjectReplacements/Object 8" xlink:type="simple" xlink:show="embed" xlink:actuate="onLoad"/></draw:frame>、公比が<draw:frame draw:style-name="fr1" draw:name="オブジェクト9" text:anchor-type="as-char" svg:width="0.506cm" svg:height="1.035cm" draw:z-index="8"><draw:object xlink:href="./Object 9" xlink:type="simple" xlink:show="embed" xlink:actuate="onLoad"/><draw:image xlink:href="./ObjectReplacements/Object 9" xlink:type="simple" xlink:show="embed" xlink:actuate="onLoad"/></draw:frame>の等比級数だから、等比級数の公式を使って、</text:p>
      <text:p text:style-name="Standard"><draw:frame draw:style-name="fr1" draw:name="オブジェクト10" text:anchor-type="as-char" svg:width="4.847cm" svg:height="2.193cm" draw:z-index="9"><draw:object xlink:href="./Object 10" xlink:type="simple" xlink:show="embed" xlink:actuate="onLoad"/><draw:image xlink:href="./ObjectReplacements/Object 10" xlink:type="simple" xlink:show="embed" xlink:actuate="onLoad"/></draw:frame>（等比級数の公式を自分で導き出せますか？）</text:p>
      <text:p text:style-name="Standard">左辺が<draw:frame draw:style-name="fr1" draw:name="オブジェクト11" text:anchor-type="as-char" svg:width="1.351cm" svg:height="1.035cm" draw:z-index="10"><draw:object xlink:href="./Object 11" xlink:type="simple" xlink:show="embed" xlink:actuate="onLoad"/><draw:image xlink:href="./ObjectReplacements/Object 11" xlink:type="simple" xlink:show="embed" xlink:actuate="onLoad"/></draw:frame>より小さくなる最初のnを求めればいいことになります。</text:p>
      <text:p text:style-name="Standard"><draw:frame draw:style-name="fr1" draw:name="オブジェクト12" text:anchor-type="as-char" svg:width="2.484cm" svg:height="1.095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両辺にそれぞれの分母を掛けると、<draw:frame draw:style-name="fr1" draw:name="オブジェクト13" text:anchor-type="as-char" svg:width="2.318cm" svg:height="0.54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後は、<draw:frame draw:style-name="fr1" draw:name="オブジェクト14" text:anchor-type="as-char" svg:width="0.898cm" svg:height="0.547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1">を順番に計算してみましょう。</text:span></text:p>
      <text:p text:style-name="Standard"><draw:frame draw:style-name="fr1" draw:name="オブジェクト15" text:anchor-type="as-char" svg:width="9.396cm" svg:height="0.54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オブジェクト16" text:anchor-type="as-char" svg:width="0.55cm" svg:height="0.547cm" draw:z-index="15"><draw:object xlink:href="./Object 16" xlink:type="simple" xlink:show="embed" xlink:actuate="onLoad"/><draw:image xlink:href="./ObjectReplacements/Object 16" xlink:type="simple" xlink:show="embed" xlink:actuate="onLoad"/></draw:frame>で初めて60000より大きくなるから、n-1=6。</text:p>
      <text:p text:style-name="Standard">以上から、S-Snはn=7のとき初めて1/10000より小さくなり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HG 明朝L Sun" svg:font-family="'HG 明朝L Su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 明朝L Sun1" svg:font-family="'HG 明朝L Su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HG 明朝L Sun1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明朝L Sun1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28T22:49:26</meta:creation-date>
    <dc:date>2009-02-28T23:26:10</dc:date>
    <dc:language>en-US</dc:language>
    <meta:editing-cycles>3</meta:editing-cycles>
    <meta:editing-duration>PT2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7" meta:page-count="1" meta:paragraph-count="20" meta:word-count="181" meta:character-count="3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row>
          <math:mrow>
            <math:mn>1</math:mn>
            <math:mo math:stretchy="false">+</math:mo>
            <math:mfrac>
              <math:mn>1</math:mn>
              <math:mn>7</math:mn>
            </math:mfrac>
          </math:mrow>
          <math:mo math:stretchy="false">+</math:mo>
          <math:mfrac>
            <math:mn>1</math:mn>
            <math:msup>
              <math:mn>7</math:mn>
              <math:mn>2</math:mn>
            </math:msup>
          </math:mfrac>
        </math:mrow>
        <math:mo math:stretchy="false">+</math:mo>
        <math:mn>...</math:mn>
      </math:mrow>
    </math:mrow>
    <math:annotation math:encoding="StarMath 5.0">S=1+1 over 7+1 over 7^2+...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>S</math:mi>
            <math:mo math:stretchy="false">−</math:mo>
            <math:mi math:fontstyle="italic">Sn</math:mi>
          </math:mrow>
          <math:mo math:stretchy="false">=</math:mo>
          <math:mfrac>
            <math:mfrac>
              <math:mn>1</math:mn>
              <math:msup>
                <math:mn>7</math:mn>
                <math:mi>n</math:mi>
              </math:msup>
            </math:mfrac>
            <math:mrow>
              <math:mn>1</math:mn>
              <math:mo math:stretchy="false">−</math:mo>
              <math:mfrac>
                <math:mn>1</math:mn>
                <math:mn>7</math:mn>
              </math:mfrac>
            </math:mrow>
          </math:mfrac>
        </math:mrow>
        <math:mo math:stretchy="false">=</math:mo>
        <math:mfrac>
          <math:mn>7</math:mn>
          <math:mn>6</math:mn>
        </math:mfrac>
      </math:mrow>
      <math:mrow>
        <math:mfrac>
          <math:mn>1</math:mn>
          <math:msup>
            <math:mn>7</math:mn>
            <math:mi>n</math:mi>
          </math:msup>
        </math:mfrac>
        <math:mo math:stretchy="false">=</math:mo>
        <math:mfrac>
          <math:mn>6</math:mn>
          <math:msup>
            <math:mn>7</math:mn>
            <math:mrow>
              <math:mi>n</math:mi>
              <math:mo math:stretchy="false">−</math:mo>
              <math:mn>1</math:mn>
            </math:mrow>
          </math:msup>
        </math:mfrac>
      </math:mrow>
    </math:mrow>
    <math:annotation math:encoding="StarMath 5.0">S-Sn={1 over 7^n}over{1-1 over 7}=7 over 6 1 over 7^n=6 over 7^{n-1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0000</math:mn>
    </math:mfrac>
    <math:annotation math:encoding="StarMath 5.0">1 over 1000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n>6</math:mn>
        <math:msup>
          <math:mn>7</math:mn>
          <math:mrow>
            <math:mi>n</math:mi>
            <math:mo math:stretchy="false">−</math:mo>
            <math:mn>1</math:mn>
          </math:mrow>
        </math:msup>
      </math:mfrac>
      <math:mo math:stretchy="false">&lt;</math:mo>
      <math:mfrac>
        <math:mn>1</math:mn>
        <math:mn>10000</math:mn>
      </math:mfrac>
    </math:mrow>
    <math:annotation math:encoding="StarMath 5.0">6 over 7^{n-1} &lt; 1 over 1000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n>60000</math:mn>
      <math:mo math:stretchy="false">&lt;</math:mo>
      <math:msup>
        <math:mn>7</math:mn>
        <math:mrow>
          <math:mi>n</math:mi>
          <math:mo math:stretchy="false">−</math:mo>
          <math:mn>1</math:mn>
        </math:mrow>
      </math:msup>
    </math:mrow>
    <math:annotation math:encoding="StarMath 5.0">60000&lt; 7^{n-1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p>
      <math:mn>7</math:mn>
      <math:mrow>
        <math:mi>n</math:mi>
        <math:mo math:stretchy="false">−</math:mo>
        <math:mn>1</math:mn>
      </math:mrow>
    </math:msup>
    <math:annotation math:encoding="StarMath 5.0">7^{n-1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n>7</math:mn>
                  <math:mn>1</math:mn>
                </math:msup>
                <math:mo math:stretchy="false">=</math:mo>
                <math:msup>
                  <math:mn>7,7</math:mn>
                  <math:mn>2</math:mn>
                </math:msup>
              </math:mrow>
              <math:mo math:stretchy="false">=</math:mo>
              <math:msup>
                <math:mn>49,7</math:mn>
                <math:mn>3</math:mn>
              </math:msup>
            </math:mrow>
            <math:mo math:stretchy="false">=</math:mo>
            <math:msup>
              <math:mn>343,7</math:mn>
              <math:mn>4</math:mn>
            </math:msup>
          </math:mrow>
          <math:mo math:stretchy="false">=</math:mo>
          <math:msup>
            <math:mn>2401,7</math:mn>
            <math:mn>5</math:mn>
          </math:msup>
        </math:mrow>
        <math:mo math:stretchy="false">=</math:mo>
        <math:msup>
          <math:mn>16807,7</math:mn>
          <math:mn>6</math:mn>
        </math:msup>
      </math:mrow>
      <math:mo math:stretchy="false">=</math:mo>
      <math:mn>117649</math:mn>
    </math:mrow>
    <math:annotation math:encoding="StarMath 5.0">7^1=7,7^2=49,7^3=343,7^4=2401,7^5=16807,7^6=117649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p>
      <math:mn>7</math:mn>
      <math:mn>6</math:mn>
    </math:msup>
    <math:annotation math:encoding="StarMath 5.0">7^6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row>
          <math:mrow>
            <math:mn>1</math:mn>
            <math:mo math:stretchy="false">+</math:mo>
            <math:mfrac>
              <math:mn>1</math:mn>
              <math:msup>
                <math:mn>7</math:mn>
                <math:mn>2</math:mn>
              </math:msup>
            </math:mfrac>
          </math:mrow>
          <math:mo math:stretchy="false">+</math:mo>
          <math:mfrac>
            <math:mn>1</math:mn>
            <math:msup>
              <math:mn>7</math:mn>
              <math:mn>3</math:mn>
            </math:msup>
          </math:mfrac>
        </math:mrow>
        <math:mo math:stretchy="false">+</math:mo>
        <math:mn>...</math:mn>
      </math:mrow>
    </math:mrow>
    <math:annotation math:encoding="StarMath 5.0">S=1+1 over 7^2+1 over 7^3+...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0000</math:mn>
    </math:mfrac>
    <math:annotation math:encoding="StarMath 5.0">1 over 1000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 math:fontstyle="italic">Sn</math:mi>
    <math:annotation math:encoding="StarMath 5.0">S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Sn</math:mi>
      <math:mo math:stretchy="false">=</math:mo>
      <math:mrow>
        <math:mrow>
          <math:mrow>
            <math:mrow>
              <math:mn>1</math:mn>
              <math:mo math:stretchy="false">+</math:mo>
              <math:mfrac>
                <math:mn>1</math:mn>
                <math:mn>7</math:mn>
              </math:mfrac>
            </math:mrow>
            <math:mo math:stretchy="false">+</math:mo>
            <math:mfrac>
              <math:mn>1</math:mn>
              <math:msup>
                <math:mn>7</math:mn>
                <math:mn>2</math:mn>
              </math:msup>
            </math:mfrac>
          </math:mrow>
          <math:mo math:stretchy="false">+</math:mo>
          <math:mn>...</math:mn>
        </math:mrow>
        <math:mo math:stretchy="false">+</math:mo>
        <math:mfrac>
          <math:mn>1</math:mn>
          <math:msup>
            <math:mn>7</math:mn>
            <math:mrow>
              <math:mi>n</math:mi>
              <math:mo math:stretchy="false">−</math:mo>
              <math:mn>1</math:mn>
            </math:mrow>
          </math:msup>
        </math:mfrac>
      </math:mrow>
    </math:mrow>
    <math:annotation math:encoding="StarMath 5.0">Sn=1+1 over 7+1 over 7^2+...+1 over 7^{n-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S1</math:mi>
        <math:mo math:stretchy="false">=</math:mo>
        <math:mn>1,</math:mn>
      </math:mrow>
      <math:mrow>
        <math:mi math:fontstyle="italic">S2</math:mi>
        <math:mo math:stretchy="false">=</math:mo>
        <math:mrow>
          <math:mn>1</math:mn>
          <math:mo math:stretchy="false">+</math:mo>
          <math:mfrac>
            <math:mn>1</math:mn>
            <math:mn>7,</math:mn>
          </math:mfrac>
        </math:mrow>
      </math:mrow>
      <math:mrow>
        <math:mi math:fontstyle="italic">S3</math:mi>
        <math:mo math:stretchy="false">=</math:mo>
        <math:mrow>
          <math:mrow>
            <math:mn>1</math:mn>
            <math:mo math:stretchy="false">+</math:mo>
            <math:mfrac>
              <math:mn>1</math:mn>
              <math:mn>7</math:mn>
            </math:mfrac>
          </math:mrow>
          <math:mo math:stretchy="false">+</math:mo>
          <math:mfrac>
            <math:mn>1</math:mn>
            <math:msup>
              <math:mn>7</math:mn>
              <math:mn>2</math:mn>
            </math:msup>
          </math:mfrac>
        </math:mrow>
      </math:mrow>
    </math:mrow>
    <math:annotation math:encoding="StarMath 5.0">S1=1, S2=1+1 over 7,S3=1+1 over 7+1 over 7^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row>
          <math:mrow>
            <math:mi math:fontstyle="italic">Sn</math:mi>
            <math:mo math:stretchy="false">+</math:mo>
            <math:mfrac>
              <math:mn>1</math:mn>
              <math:msup>
                <math:mn>7</math:mn>
                <math:mi>n</math:mi>
              </math:msup>
            </math:mfrac>
          </math:mrow>
          <math:mo math:stretchy="false">+</math:mo>
          <math:mfrac>
            <math:mn>1</math:mn>
            <math:msup>
              <math:mn>7</math:mn>
              <math:mrow>
                <math:mi>n</math:mi>
                <math:mo math:stretchy="false">+</math:mo>
                <math:mn>1</math:mn>
              </math:mrow>
            </math:msup>
          </math:mfrac>
        </math:mrow>
        <math:mo math:stretchy="false">+</math:mo>
        <math:mn>...</math:mn>
      </math:mrow>
    </math:mrow>
    <math:annotation math:encoding="StarMath 5.0">S=Sn+1 over 7^n+1 over 7^{n+1}+...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−</math:mo>
        <math:mi math:fontstyle="italic">Sn</math:mi>
      </math:mrow>
      <math:mo math:stretchy="false">=</math:mo>
      <math:mrow>
        <math:mrow>
          <math:mfrac>
            <math:mn>1</math:mn>
            <math:msup>
              <math:mn>7</math:mn>
              <math:mi>n</math:mi>
            </math:msup>
          </math:mfrac>
          <math:mo math:stretchy="false">+</math:mo>
          <math:mfrac>
            <math:mn>1</math:mn>
            <math:msup>
              <math:mn>7</math:mn>
              <math:mrow>
                <math:mo math:stretchy="false">(</math:mo>
                <math:mrow>
                  <math:mi>n</math:mi>
                  <math:mo math:stretchy="false">+</math:mo>
                  <math:mn>1</math:mn>
                </math:mrow>
                <math:mo math:stretchy="false">)</math:mo>
              </math:mrow>
            </math:msup>
          </math:mfrac>
        </math:mrow>
        <math:mo math:stretchy="false">+</math:mo>
        <math:mn>...</math:mn>
      </math:mrow>
    </math:mrow>
    <math:annotation math:encoding="StarMath 5.0">S-Sn=1 over 7^n+1 over 7^(n+1)+...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p>
        <math:mn>7</math:mn>
        <math:mi>n</math:mi>
      </math:msup>
    </math:mfrac>
    <math:annotation math:encoding="StarMath 5.0">1 over 7^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7</math:mn>
    </math:mfrac>
    <math:annotation math:encoding="StarMath 5.0">1 over 7</math:annotation>
  </math:semantics>
</math:math>
</file>